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12c3d" officeooo:paragraph-rsid="00212c3d"/>
    </style:style>
    <style:style style:name="P2" style:family="paragraph" style:parent-style-name="Standard">
      <style:text-properties officeooo:rsid="0022e596" officeooo:paragraph-rsid="0022e596"/>
    </style:style>
    <style:style style:name="T1" style:family="text">
      <style:text-properties officeooo:rsid="002487e4"/>
    </style:style>
    <style:style style:name="T2" style:family="text">
      <style:text-properties officeooo:rsid="002680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****</text:p>
      <text:p text:style-name="P1">Битва в самом разгаре, вокруг есть валяющиеся трупы, <text:span text:style-name="T1">как рыцарей, так и безымянных(тех что на стороне Детей Ночи)</text:span>. В итоге осталась Тия, Оппл и скр<text:span text:style-name="T2">ы</text:span>вающиеся под покровом Шестёрка. </text:p>
      <text:p text:style-name="P1">Оппл израненный, выстреливает в Шестёрку двумя подряд взрывающимися снарядами, которые Тия отбивает магией, а третим кидает артефакт поглощающий магию. Но Тия резко встаёт своим телом на защиту принимая его на себя своим телом. Т.е. не используя магию.</text:p>
      <text:p text:style-name="P2">Опплу в голове произносится речь *миссия провалилась, приведи в действие план Д (план Destruction)*</text:p>
      <text:p text:style-name="P2">Оппл взяв в рот артефакт, начал стремительно бежать и артефакт всё больше и больше начинал светиться. Тия и Шестёрка в этот момент воспользовались совместной магией и превратили его в каменную статую.</text:p>
      <text:p text:style-name="Standard">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21:48:16.239187112</meta:creation-date>
    <meta:generator>LibreOffice/7.3.7.2$Linux_X86_64 LibreOffice_project/30$Build-2</meta:generator>
    <dc:date>2024-10-14T20:38:29.959184156</dc:date>
    <meta:editing-duration>PT22M39S</meta:editing-duration>
    <meta:editing-cycles>16</meta:editing-cycles>
    <meta:document-statistic meta:table-count="0" meta:image-count="0" meta:object-count="0" meta:page-count="1" meta:paragraph-count="6" meta:word-count="112" meta:character-count="741" meta:non-whitespace-character-count="634"/>
  </office:meta>
</office:document-meta>
</file>